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8pt" style:text-underline-style="none" fo:font-weight="normal"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weight="bold" officeooo:paragraph-rsid="00022ee4" style:font-weight-asian="bold" style:font-weight-complex="bold"/>
    </style:style>
    <style:style style:name="P4" style:family="paragraph" style:parent-style-name="Standard">
      <style:paragraph-properties fo:text-align="start" style:justify-single-word="false"/>
      <style:text-properties fo:font-size="13pt" officeooo:paragraph-rsid="00022ee4" style:font-size-asian="13pt" style:font-size-complex="13pt"/>
    </style:style>
    <style:style style:name="P5" style:family="paragraph" style:parent-style-name="Text_20_body" style:list-style-name="L3">
      <style:text-properties officeooo:paragraph-rsid="000ba185"/>
    </style:style>
    <style:style style:name="P6" style:family="paragraph" style:parent-style-name="Text_20_body" style:list-style-name="L8">
      <style:text-properties officeooo:paragraph-rsid="000ba185"/>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text-properties officeooo:paragraph-rsid="00022ee4"/>
    </style:style>
    <style:style style:name="P9" style:family="paragraph" style:parent-style-name="Text_20_body" style:list-style-name="L5">
      <style:paragraph-properties fo:margin-top="0cm" fo:margin-bottom="0cm" loext:contextual-spacing="false"/>
      <style:text-properties officeooo:rsid="0003eb20" officeooo:paragraph-rsid="0003eb20"/>
    </style:style>
    <style:style style:name="P10" style:family="paragraph" style:parent-style-name="Text_20_body" style:list-style-name="L5">
      <style:paragraph-properties fo:margin-top="0cm" fo:margin-bottom="0cm" loext:contextual-spacing="false"/>
      <style:text-properties officeooo:rsid="000424f9" officeooo:paragraph-rsid="000424f9"/>
    </style:style>
    <style:style style:name="P11" style:family="paragraph" style:parent-style-name="Text_20_body" style:list-style-name="L5">
      <style:paragraph-properties fo:margin-top="0cm" fo:margin-bottom="0cm" loext:contextual-spacing="false"/>
      <style:text-properties officeooo:rsid="000424f9" officeooo:paragraph-rsid="0005e401"/>
    </style:style>
    <style:style style:name="P12" style:family="paragraph" style:parent-style-name="Text_20_body" style:list-style-name="L5">
      <style:paragraph-properties fo:margin-top="0cm" fo:margin-bottom="0cm" loext:contextual-spacing="false"/>
      <style:text-properties officeooo:rsid="0005e401" officeooo:paragraph-rsid="0005e401"/>
    </style:style>
    <style:style style:name="P13" style:family="paragraph" style:parent-style-name="Text_20_body" style:list-style-name="L5">
      <style:paragraph-properties fo:margin-top="0cm" fo:margin-bottom="0cm" loext:contextual-spacing="false"/>
      <style:text-properties officeooo:rsid="0006973a" officeooo:paragraph-rsid="0006973a"/>
    </style:style>
    <style:style style:name="P14" style:family="paragraph" style:parent-style-name="Text_20_body" style:list-style-name="L5">
      <style:paragraph-properties fo:margin-top="0cm" fo:margin-bottom="0cm" loext:contextual-spacing="false"/>
      <style:text-properties officeooo:rsid="00075950" officeooo:paragraph-rsid="00075950"/>
    </style:style>
    <style:style style:name="P15" style:family="paragraph" style:parent-style-name="Text_20_body" style:list-style-name="L5">
      <style:paragraph-properties fo:margin-top="0cm" fo:margin-bottom="0cm" loext:contextual-spacing="false"/>
      <style:text-properties officeooo:rsid="00075950" officeooo:paragraph-rsid="0008b6ad"/>
    </style:style>
    <style:style style:name="P16" style:family="paragraph" style:parent-style-name="Text_20_body" style:list-style-name="L7">
      <style:paragraph-properties fo:margin-top="0cm" fo:margin-bottom="0cm" loext:contextual-spacing="false" fo:text-align="start" style:justify-single-word="false"/>
      <style:text-properties fo:font-size="12pt" style:text-underline-style="none" fo:font-weight="normal" officeooo:rsid="000abc46" officeooo:paragraph-rsid="000abc46" style:font-size-asian="12pt" style:font-weight-asian="normal" style:font-size-complex="12pt" style:font-weight-complex="normal"/>
    </style:style>
    <style:style style:name="P17" style:family="paragraph" style:parent-style-name="Text_20_body">
      <style:paragraph-properties fo:margin-top="0cm" fo:margin-bottom="0cm" loext:contextual-spacing="false" fo:text-align="start" style:justify-single-word="false"/>
      <style:text-properties fo:font-size="12pt" style:text-underline-style="none" fo:font-weight="normal" officeooo:rsid="000abc46" officeooo:paragraph-rsid="000abc46" style:font-size-asian="12pt" style:font-weight-asian="normal" style:font-size-complex="12pt" style:font-weight-complex="normal"/>
    </style:style>
    <style:style style:name="P18" style:family="paragraph" style:parent-style-name="Text_20_body">
      <style:paragraph-properties fo:margin-top="0cm" fo:margin-bottom="0cm" loext:contextual-spacing="false" fo:text-align="start" style:justify-single-word="false"/>
      <style:text-properties fo:font-size="12pt" style:text-underline-style="none" fo:font-weight="normal" officeooo:rsid="000ba185" officeooo:paragraph-rsid="000abc46" style:font-size-asian="12pt" style:font-weight-asian="normal" style:font-size-complex="12pt" style:font-weight-complex="normal"/>
    </style:style>
    <style:style style:name="P19" style:family="paragraph" style:parent-style-name="Text_20_body" style:list-style-name="L7">
      <style:paragraph-properties fo:margin-top="0cm" fo:margin-bottom="0cm" loext:contextual-spacing="false" fo:text-align="start" style:justify-single-word="false"/>
      <style:text-properties officeooo:paragraph-rsid="000abc46"/>
    </style:style>
    <style:style style:name="P20" style:family="paragraph" style:parent-style-name="Text_20_body" style:list-style-name="L8">
      <style:paragraph-properties fo:margin-top="0cm" fo:margin-bottom="0cm" loext:contextual-spacing="false" fo:text-align="start" style:justify-single-word="false"/>
      <style:text-properties officeooo:paragraph-rsid="000ab451"/>
    </style:style>
    <style:style style:name="T1" style:family="text">
      <style:text-properties fo:font-size="20pt" style:text-underline-style="solid" style:text-underline-width="auto" style:text-underline-color="font-color" fo:font-weight="bold" officeooo:rsid="00022ee4" style:font-size-asian="20pt" style:font-weight-asian="bold" style:font-size-complex="20pt" style:font-weight-complex="bold"/>
    </style:style>
    <style:style style:name="T2" style:family="text">
      <style:text-properties fo:font-size="16pt" style:text-underline-style="none" officeooo:rsid="00022ee4" style:font-size-asian="14pt" style:font-size-complex="16pt"/>
    </style:style>
    <style:style style:name="T3" style:family="text">
      <style:text-properties style:text-underline-style="none" fo:font-weight="normal" officeooo:rsid="00022ee4" style:font-weight-asian="normal" style:font-weight-complex="normal"/>
    </style:style>
    <style:style style:name="T4" style:family="text">
      <style:text-properties officeooo:rsid="0005e401"/>
    </style:style>
    <style:style style:name="T5" style:family="text">
      <style:text-properties officeooo:rsid="0006973a"/>
    </style:style>
    <style:style style:name="T6" style:family="text">
      <style:text-properties officeooo:rsid="00075950"/>
    </style:style>
    <style:style style:name="T7" style:family="text">
      <style:text-properties officeooo:rsid="0008b6ad"/>
    </style:style>
    <style:style style:name="T8" style:family="text">
      <style:text-properties fo:font-size="9pt" fo:font-style="italic" style:font-size-asian="9pt" style:font-style-asian="italic" style:font-size-complex="9pt" style:font-style-complex="italic"/>
    </style:style>
    <style:style style:name="T9" style:family="text">
      <style:text-properties fo:font-style="italic" style:font-style-asian="italic" style:font-style-complex="italic"/>
    </style:style>
    <style:style style:name="T10" style:family="text">
      <style:text-properties fo:font-style="italic" officeooo:rsid="00075950" style:font-style-asian="italic" style:font-style-complex="italic"/>
    </style:style>
    <style:style style:name="T11" style:family="text">
      <style:text-properties fo:font-style="italic" officeooo:rsid="0008b6ad" style:font-style-asian="italic" style:font-style-complex="italic"/>
    </style:style>
    <style:style style:name="T12" style:family="text">
      <style:text-properties fo:font-style="italic" officeooo:rsid="000ab451" style:font-style-asian="italic" style:font-style-complex="italic"/>
    </style:style>
    <style:style style:name="T13" style:family="text">
      <style:text-properties fo:color="#999999" fo:font-style="italic" officeooo:rsid="00075950" style:font-style-asian="italic" style:font-style-complex="italic"/>
    </style:style>
    <style:style style:name="T14" style:family="text">
      <style:text-properties fo:color="#999999" fo:font-size="12pt" fo:font-style="italic" officeooo:rsid="00075950" style:font-size-asian="12pt" style:font-style-asian="italic" style:font-size-complex="12pt" style:font-style-complex="italic"/>
    </style:style>
    <style:style style:name="T15" style:family="text">
      <style:text-properties fo:font-size="12pt" style:font-size-asian="12pt" style:font-size-complex="12pt"/>
    </style:style>
    <style:style style:name="T16" style:family="text">
      <style:text-properties fo:font-size="12pt" officeooo:rsid="00075950" style:font-size-asian="12pt" style:font-size-complex="12pt"/>
    </style:style>
    <style:style style:name="T17" style:family="text">
      <style:text-properties fo:font-size="12pt" fo:font-style="italic" officeooo:rsid="00075950" style:font-size-asian="12pt" style:font-style-asian="italic" style:font-size-complex="12pt" style:font-style-complex="italic"/>
    </style:style>
    <style:style style:name="T18" style:family="text">
      <style:text-properties fo:font-size="12pt" fo:font-style="italic" officeooo:rsid="0008b6ad" style:font-size-asian="12pt" style:font-style-asian="italic" style:font-size-complex="12pt" style:font-style-complex="italic"/>
    </style:style>
    <style:style style:name="T19" style:family="text">
      <style:text-properties fo:font-size="12pt" fo:font-style="italic" officeooo:rsid="000ab451" style:font-size-asian="12pt" style:font-style-asian="italic" style:font-size-complex="12pt" style:font-style-complex="italic"/>
    </style:style>
    <style:style style:name="T20" style:family="text">
      <style:text-properties fo:font-size="12pt" style:text-underline-style="none" fo:font-weight="normal" officeooo:rsid="000abc46" style:font-size-asian="12pt" style:font-weight-asian="normal" style:font-size-complex="12pt" style:font-weight-complex="normal"/>
    </style:style>
    <style:style style:name="T21" style:family="text">
      <style:text-properties fo:font-size="12pt" style:text-underline-style="none" fo:font-weight="normal" officeooo:rsid="00075950" style:font-size-asian="12pt" style:font-weight-asian="normal" style:font-size-complex="12pt" style:font-weight-complex="normal"/>
    </style:style>
    <style:style style:name="T22" style:family="text">
      <style:text-properties fo:font-size="12pt" style:text-underline-style="none" fo:font-weight="normal" officeooo:rsid="0008b6ad" style:font-size-asian="12pt" style:font-weight-asian="normal" style:font-size-complex="12pt" style:font-weight-complex="normal"/>
    </style:style>
    <style:style style:name="T23" style:family="text">
      <style:text-properties fo:font-size="12pt" style:text-underline-style="none" fo:font-weight="normal" officeooo:rsid="000ab451" style:font-size-asian="12pt" style:font-weight-asian="normal" style:font-size-complex="12pt" style:font-weight-complex="normal"/>
    </style:style>
    <style:style style:name="T24" style:family="text">
      <style:text-properties fo:font-size="12pt" style:text-underline-style="none" fo:font-weight="normal" officeooo:rsid="000ba185"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Week 4 Day 5 Notes</text:span></text:p>
      <text:p text:style-name="P1"><text:span text:style-name="T1"/></text:p>
      <text:p text:style-name="P3"><text:span text:style-name="T2">HTML forms and submitting data</text:span></text:p>
      <text:p text:style-name="P4"><text:span text:style-name="T3">Today we'll be getting to know the different parts of an HTML form. Forms are special because they allow your users to input and submit data to your web application. Once you receive a submitted form, you can save that data so that you can access it again later.</text:span></text:p>
      <text:p text:style-name="P4"><text:span text:style-name="T3"/></text:p>
      <text:list xml:id="list6237314629664716549" text:style-name="L3">
        <text:list-item>
          <text:p text:style-name="P7">HTML Forms <text:span text:style-name="T6">&amp; Form Inputs</text:span></text:p>
        </text:list-item>
      </text:list>
      <text:list xml:id="list526705197668456403" text:style-name="L5">
        <text:list-item>
          <text:p text:style-name="P9">&lt;form class=’new-film” action=” <text:s/>for=”film-title: /films” method=”post”&gt;<text:line-break/><text:span text:style-name="T6">A</text:span>ction and method attributes are so it knows where to put the form? <text:span text:style-name="T6">Method=”post” is for creating brand new info on the server. </text:span></text:p>
        </text:list-item>
        <text:list-item>
          <text:p text:style-name="P9">&lt;input type=”text” id=”film-title” name=”title” placeholder=””&gt;<text:line-break/>Placeholder is a prompt in the form that disappears as soon as someone starts typing in the field. Placeholder is a nice extra thing to have, but it doesn’t work on some devices?<text:line-break/>For and id link the form togeher for people who are visually impaired, or so people on mobile devices have a larger area to click to fill out the form. </text:p>
        </text:list-item>
        <text:list-item>
          <text:p text:style-name="P10">There are a number of different and useful input types that are worth looking up.</text:p>
        </text:list-item>
        <text:list-item>
          <text:p text:style-name="P11">&lt;input type=”radio” name=”rating” value=”1”&gt; They are the little select buttons, that when grouped together with the name attribute, the user can only select one. <text:line-break/>Again you want a &lt;label for=””&gt;&lt;/label&gt; above it so the user knows what its for and for the convience of mobile users.</text:p>
        </text:list-item>
        <text:list-item>
          <text:p text:style-name="P11"><text:span text:style-name="T4">We want to include our form fields inside of tags called &lt;fieldset&gt;&lt;/fieldset&gt;, this is for proper semantic HTML purposes. Also we want to give a fieldset a &lt;legend&gt;Name of fieldset&lt;/legend&gt; so scren readers know what it is.</text:span></text:p>
        </text:list-item>
        <text:list-item>
          <text:p text:style-name="P11"><text:span text:style-name="T4">They are called radio buttons because on old radios it use to be the case where if you press one button then another button would pop up (so you could only have one pressed).</text:span></text:p>
        </text:list-item>
        <text:list-item>
          <text:p text:style-name="P11"><text:span text:style-name="T4">&lt;input type=”checkbox” name=”available” value=”1”&gt;<text:line-break/>Checkboxes look like radio buttons but you can select more than one.</text:span></text:p>
        </text:list-item>
        <text:list-item>
          <text:p text:style-name="P12">&lt;select name=”country” id=”film-country”&gt;<text:line-break/> &lt;option value=”CA”&gt;Canada&lt;/option&gt;<text:line-break/>^A drop down menu <text:span text:style-name="T5">with only one option. In real life actual practice you wouldn’t manually create a “select country” drop down menu because it would be too much tedious work. You can find a premade one.</text:span></text:p>
        </text:list-item>
        <text:list-item>
          <text:p text:style-name="P13">&lt;input type=”file” name=”name” value=””&gt;<text:line-break/>^HTML for letting user submit a file. You need code to support the HTML to actually receive their file. </text:p>
        </text:list-item>
        <text:list-item>
          <text:p text:style-name="P13">&lt;input type=”hidden” name=”name” value=””&gt;<text:line-break/>Is for info you want to be automatically submitted with a form that you don’t want the <text:soft-page-break/>user to have to fill in (such as reward points). You can’t put sensitive/secret info in these fields, because they can see the information if they open up dev/tools. </text:p>
        </text:list-item>
        <text:list-item>
          <text:p text:style-name="P13">&lt;input type=”submit” name=”submit” value=”Text that appears on button”&gt;<text:line-break/>Submit form button. You can put images on submit buttons if you want. </text:p>
        </text:list-item>
        <text:list-item>
          <text:p text:style-name="P14">Post ‘/films’ do<text:line-break/> “POST request: #{params}” <text:s text:c="4"/>(this is the server code to receive form data)</text:p>
          <text:p text:style-name="P15">end</text:p>
        </text:list-item>
        <text:list-item>
          <text:p text:style-name="P15"><text:span text:style-name="T7">params is one of the many reasons we want to use a framework like sinatra, because when we are building server side code, we need to know about what our user wants to do. The way we have access to info about what our user wants, is from the request we just received. You could try and decode the blog of request data yourself, but sinatra combs through that info blob and turns it into a hash of useful info you want called the params hash. In this example the parameters of the users “request” is form data. </text:span></text:p>
        </text:list-item>
        <text:list-item>
          <text:p text:style-name="P15"><text:span text:style-name="T7">The params concept is very similar in Rails. Any other framework would have the same concept, which may or may not be called params. Sinatra is Rails-lite. Everything that exists in Sinatra exists in Rails, but Rails has a lot more. </text:span></text:p>
        </text:list-item>
        <text:list-item>
          <text:p text:style-name="P15"><text:span text:style-name="T7">Sinatra receives request and unwraps all the form data contained in params. </text:span><text:line-break/></text:p>
        </text:list-item>
      </text:list>
      <text:list xml:id="list114854376057697" text:continue-list="list6237314629664716549" text:style-name="L3">
        <text:list-header>
          <text:p text:style-name="P8"/>
        </text:list-header>
        <text:list-item>
          <text:p text:style-name="P5"><text:span text:style-name="T15">Saving submitted data </text:span></text:p>
        </text:list-item>
      </text:list>
      <text:list xml:id="list4117230477713565055" text:style-name="L8">
        <text:list-item>
          <text:p text:style-name="P6"><text:span text:style-name="T16">Post ‘/films’ do<text:line-break/> “POST request: #{params}” <text:s text:c="4"/></text:span><text:span text:style-name="T14">(this is the server code to receive form data)</text:span><text:span text:style-name="T17"><text:line-break/></text:span><text:span text:style-name="T18">Film.create({title: params[:title] , description: params</text:span><text:span text:style-name="T19">[:description]</text:span><text:span text:style-name="T18">, country: </text:span><text:span text:style-name="T19">params[:country]</text:span><text:span text:style-name="T18">, rating: </text:span><text:span text:style-name="T19">params[:rating]</text:span><text:span text:style-name="T18">)<text:line-break/></text:span><text:span text:style-name="T21">end<text:line-break/></text:span><text:span text:style-name="T22">The third line of code we added access the user submitted data that is in <text:s/>params. <text:line-break/>Items that look like this [:item] are values saved in params hash. </text:span></text:p>
        </text:list-item>
        <text:list-item>
          <text:p text:style-name="P20"><text:span text:style-name="T24">^</text:span><text:span text:style-name="T23">We definitely want to use the .create method over .new, as .new does not save.</text:span></text:p>
        </text:list-item>
      </text:list>
      <text:list xml:id="list1376986504341364470" text:style-name="L7">
        <text:list-item>
          <text:p text:style-name="P19"><text:span text:style-name="T20">I need to read more into GET form submissions versus POST form submissions to understand them. </text:span><text:span text:style-name="T24">Probably need to rewatch the screencast. </text:span></text:p>
        </text:list-item>
        <text:list-item>
          <text:p text:style-name="P16">If you were making a form to edit an existing film, you can’t just change the method=”put”, because HTML forms can only do post and get. Developers have made a work around to where we can pretend we are doing put requests. Sinatra has this workaround, and other languages like rails do to. Rails does this on your behalf automatically? But for Sinatra... <text:line-break/>We use: <text:line-break/><text:span text:style-name="T9">&lt;input type=”hidden” name=”_method” value=”put”&gt; <text:s text:c="7"/></text:span><text:span text:style-name="T8">(method before underscore is necessary)<text:line-break/><text:line-break/><text:line-break/><text:line-break/></text:span><text:soft-page-break/>^This example code as a workaround. Technically a post request is sent, but there i. Its labeling it as a request that is to be treated like a put request. What matters is what sinatra thinks. </text:p>
        </text:list-item>
      </text:list>
      <text:p text:style-name="P17"/>
      <text:p text:style-name="P18"/>
      <text:p text:style-name="P1"><text:span text:style-name="T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09:57:17.813518263</meta:creation-date>
    <dc:date>2017-07-14T11:48:53.215008095</dc:date>
    <meta:editing-duration>PT9M48S</meta:editing-duration>
    <meta:editing-cycles>1</meta:editing-cycles>
    <meta:document-statistic meta:table-count="0" meta:image-count="0" meta:object-count="0" meta:page-count="3" meta:paragraph-count="25" meta:word-count="837" meta:character-count="4882" meta:non-whitespace-character-count="4051"/>
    <meta:generator>LibreOffice/5.1.6.2$Linux_X86_64 LibreOffice_project/10m0$Build-2</meta:generator>
  </office:meta>
</office:document-meta>
</file>